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pt"/>
    </style:style>
    <style:style style:name="co3" style:family="table-column">
      <style:table-column-properties fo:break-before="auto" style:column-width="82.4pt"/>
    </style:style>
    <style:style style:name="co4" style:family="table-column">
      <style:table-column-properties fo:break-before="auto" style:column-width="81.2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24.24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4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MIN([.$B$2:.$E$2])" style:apply-style-name="Good" style:base-cell-address="Summary.B2"/>
    </style:style>
    <style:style style:name="ce7" style:family="table-cell" style:parent-style-name="Default">
      <style:map style:condition="cell-content()=MIN([.$B$2:.$E$2])" style:apply-style-name="Good" style:base-cell-address="Summary.B3"/>
    </style:style>
    <style:style style:name="ce8" style:family="table-cell" style:parent-style-name="Default">
      <style:map style:condition="cell-content()=MIN([.$B$2:.$E$2])" style:apply-style-name="Good" style:base-cell-address="Summary.B4"/>
    </style:style>
    <style:style style:name="ce9" style:family="table-cell" style:parent-style-name="Default">
      <style:map style:condition="cell-content()=MIN([.$B$2:.$E$2])" style:apply-style-name="Good" style:base-cell-address="Summary.B5"/>
    </style:style>
    <style:style style:name="ce10" style:family="table-cell" style:parent-style-name="Default">
      <style:map style:condition="cell-content()=MIN([.$B$2:.$E$2])" style:apply-style-name="Good" style:base-cell-address="Summary.B6"/>
    </style:style>
    <style:style style:name="ce11" style:family="table-cell" style:parent-style-name="Default">
      <style:map style:condition="cell-content()=MIN([.$B$2:.$E$2])" style:apply-style-name="Good" style:base-cell-address="Summary.C3"/>
    </style:style>
    <style:style style:name="ce12" style:family="table-cell" style:parent-style-name="Default">
      <style:map style:condition="cell-content()=MIN([.$B$2:.$E$2])" style:apply-style-name="Good" style:base-cell-address="Summary.C4"/>
    </style:style>
    <style:style style:name="ce13" style:family="table-cell" style:parent-style-name="Default">
      <style:map style:condition="cell-content()=MIN([.$B$2:.$E$2])" style:apply-style-name="Good" style:base-cell-address="Summary.C5"/>
    </style:style>
    <style:style style:name="ce14" style:family="table-cell" style:parent-style-name="Default">
      <style:map style:condition="cell-content()=MIN([.$B$2:.$E$2])" style:apply-style-name="Good" style:base-cell-address="Summary.C6"/>
    </style:style>
    <style:style style:name="ce15" style:family="table-cell" style:parent-style-name="Default">
      <style:map style:condition="cell-content()=MIN([.$B$3:.$E$3])" style:apply-style-name="Good" style:base-cell-address="Summary.D3"/>
    </style:style>
    <style:style style:name="ce16" style:family="table-cell" style:parent-style-name="Default">
      <style:map style:condition="cell-content()=MIN([.$B$4:.$E$4])" style:apply-style-name="Good" style:base-cell-address="Summary.D4"/>
    </style:style>
    <style:style style:name="ce17" style:family="table-cell" style:parent-style-name="Default">
      <style:map style:condition="cell-content()=MIN([.$B$5:.$E$5])" style:apply-style-name="Good" style:base-cell-address="Summary.D5"/>
    </style:style>
    <style:style style:name="ce18" style:family="table-cell" style:parent-style-name="Default">
      <style:map style:condition="cell-content()=MIN([.$B$6:.$E$6])" style:apply-style-name="Good" style:base-cell-address="Summary.D6"/>
    </style:style>
    <style:style style:name="ce19" style:family="table-cell" style:parent-style-name="Default" style:data-style-name="N0"/>
    <style:style style:name="ce20" style:family="table-cell" style:parent-style-name="Default">
      <style:map style:condition="cell-content()=MIN([.$B$2:.$E$2])" style:apply-style-name="Good" style:base-cell-address="Summary.E2"/>
    </style:style>
    <style:style style:name="ce21" style:family="table-cell" style:parent-style-name="Default">
      <style:map style:condition="cell-content()=MIN([.$B$2:.$E$2])" style:apply-style-name="Good" style:base-cell-address="Summary.E3"/>
    </style:style>
    <style:style style:name="ce22" style:family="table-cell" style:parent-style-name="Default">
      <style:map style:condition="cell-content()=MIN([.$B$2:.$E$2])" style:apply-style-name="Good" style:base-cell-address="Summary.E4"/>
    </style:style>
    <style:style style:name="ce23" style:family="table-cell" style:parent-style-name="Default">
      <style:map style:condition="cell-content()=MIN([.$B$2:.$E$2])" style:apply-style-name="Good" style:base-cell-address="Summary.E5"/>
    </style:style>
    <style:style style:name="ce24" style:family="table-cell" style:parent-style-name="Default">
      <style:map style:condition="cell-content()=MIN([.$B$2:.$E$2])" style:apply-style-name="Good" style:base-cell-address="Summary.E6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row table:style-name="ro1">
          <table:table-cell office:value-type="string" calcext:value-type="string">
            <text:p>Min Chi2</text:p>
          </table:table-cell>
          <table:table-cell office:value-type="string" calcext:value-type="string">
            <text:p>Cos &gt; 0.7</text:p>
          </table:table-cell>
          <table:table-cell office:value-type="string" calcext:value-type="string">
            <text:p>Cos &gt; 0.5</text:p>
          </table:table-cell>
          <table:table-cell office:value-type="string" calcext:value-type="string">
            <text:p>Cos &gt; 0.9</text:p>
          </table:table-cell>
          <table:table-cell office:value-type="string" calcext:value-type="string">
            <text:p>850mm Apothem</text:p>
          </table:table-cell>
        </table:table-row>
        <table:table-row table:style-name="ro1">
          <table:table-cell office:value-type="string" calcext:value-type="string">
            <text:p>Drop GEANT</text:p>
          </table:table-cell>
          <table:table-cell table:style-name="ce1" table:formula="of:=[$NeutronMultiplicity_edep2_8_Dist6_6_CosCut0_7_warped_combined.B1]" office:value-type="float" office:value="2904.81" calcext:value-type="float">
            <text:p>2904.81</text:p>
          </table:table-cell>
          <table:table-cell table:style-name="ce1" table:formula="of:=[$NeutronMultiplicity_edep2_8_Dist6_6_CosCut0_5_warped_combined.B1]" office:value-type="float" office:value="4262.98" calcext:value-type="float">
            <text:p>4262.98</text:p>
          </table:table-cell>
          <table:table-cell table:style-name="ce1" table:formula="of:=[$NeutronMultiplicity_edep2_8_Dist6_6_CosCut0_9_warped_combined.B1]" office:value-type="float" office:value="1170.79" calcext:value-type="float">
            <text:p>1170.79</text:p>
          </table:table-cell>
          <table:table-cell table:style-name="ce20" table:formula="of:=[$NeutronMultiplicity_warped_combined.B1]" office:value-type="float" office:value="13920.1" calcext:value-type="float">
            <text:p>13920.1</text:p>
          </table:table-cell>
        </table:table-row>
        <table:table-row table:style-name="ro1">
          <table:table-cell office:value-type="string" calcext:value-type="string">
            <text:p>Drop GENIE</text:p>
          </table:table-cell>
          <table:table-cell table:style-name="ce7" table:formula="of:=[$NeutronMultiplicity_edep2_8_Dist6_6_CosCut0_7_warped_combined.B2]" office:value-type="float" office:value="763.562" calcext:value-type="float">
            <text:p>763.562</text:p>
          </table:table-cell>
          <table:table-cell table:style-name="ce11" table:formula="of:=[$NeutronMultiplicity_edep2_8_Dist6_6_CosCut0_5_warped_combined.B2]" office:value-type="float" office:value="752.751" calcext:value-type="float">
            <text:p>752.751</text:p>
          </table:table-cell>
          <table:table-cell table:style-name="ce15" table:formula="of:=[$NeutronMultiplicity_edep2_8_Dist6_6_CosCut0_9_warped_combined.B2]" office:value-type="float" office:value="73.7726" calcext:value-type="float">
            <text:p>73.7726</text:p>
          </table:table-cell>
          <table:table-cell table:style-name="ce21" table:formula="of:=[$NeutronMultiplicity_warped_combined.B2]" office:value-type="float" office:value="896.178" calcext:value-type="float">
            <text:p>896.178</text:p>
          </table:table-cell>
        </table:table-row>
        <table:table-row table:style-name="ro1">
          <table:table-cell office:value-type="string" calcext:value-type="string">
            <text:p>nn 2p2h only</text:p>
          </table:table-cell>
          <table:table-cell table:style-name="ce8" table:formula="of:=[$NeutronMultiplicity_edep2_8_Dist6_6_CosCut0_7_warped_combined.B3]" office:value-type="float" office:value="12.2874" calcext:value-type="float">
            <text:p>12.2874</text:p>
          </table:table-cell>
          <table:table-cell table:style-name="ce12" table:formula="of:=[$NeutronMultiplicity_edep2_8_Dist6_6_CosCut0_5_warped_combined.B3]" office:value-type="float" office:value="15.8125" calcext:value-type="float">
            <text:p>15.8125</text:p>
          </table:table-cell>
          <table:table-cell table:style-name="ce16" table:formula="of:=[$NeutronMultiplicity_edep2_8_Dist6_6_CosCut0_9_warped_combined.B3]" office:value-type="float" office:value="12.7352" calcext:value-type="float">
            <text:p>12.7352</text:p>
          </table:table-cell>
          <table:table-cell table:style-name="ce22" table:formula="of:=[$NeutronMultiplicity_warped_combined.B3]" office:value-type="float" office:value="27.8402" calcext:value-type="float">
            <text:p>27.8402</text:p>
          </table:table-cell>
        </table:table-row>
        <table:table-row table:style-name="ro1">
          <table:table-cell office:value-type="string" calcext:value-type="string">
            <text:p>np 2p2h only</text:p>
          </table:table-cell>
          <table:table-cell table:style-name="ce9" table:formula="of:=[$NeutronMultiplicity_edep2_8_Dist6_6_CosCut0_7_warped_combined.B4]" office:value-type="float" office:value="2.28549" calcext:value-type="float">
            <text:p>2.28549</text:p>
          </table:table-cell>
          <table:table-cell table:style-name="ce13" table:formula="of:=[$NeutronMultiplicity_edep2_8_Dist6_6_CosCut0_5_warped_combined.B4]" office:value-type="float" office:value="4.10535" calcext:value-type="float">
            <text:p>4.10535</text:p>
          </table:table-cell>
          <table:table-cell table:style-name="ce17" table:formula="of:=[$NeutronMultiplicity_edep2_8_Dist6_6_CosCut0_9_warped_combined.B4]" office:value-type="float" office:value="1.25355" calcext:value-type="float">
            <text:p>1.25355</text:p>
          </table:table-cell>
          <table:table-cell table:style-name="ce23" table:formula="of:=[$NeutronMultiplicity_warped_combined.B4]" office:value-type="float" office:value="11.101" calcext:value-type="float">
            <text:p>11.101</text:p>
          </table:table-cell>
        </table:table-row>
        <table:table-row table:style-name="ro1">
          <table:table-cell office:value-type="string" calcext:value-type="string">
            <text:p>QE 2p2h only</text:p>
          </table:table-cell>
          <table:table-cell table:style-name="ce10" table:formula="of:=[$NeutronMultiplicity_edep2_8_Dist6_6_CosCut0_7_warped_combined.B5]" office:value-type="float" office:value="7.9434" calcext:value-type="float">
            <text:p>7.9434</text:p>
          </table:table-cell>
          <table:table-cell table:style-name="ce14" table:formula="of:=[$NeutronMultiplicity_edep2_8_Dist6_6_CosCut0_5_warped_combined.B5]" office:value-type="float" office:value="46.6825" calcext:value-type="float">
            <text:p>46.6825</text:p>
          </table:table-cell>
          <table:table-cell table:style-name="ce18" table:formula="of:=[$NeutronMultiplicity_edep2_8_Dist6_6_CosCut0_9_warped_combined.B5]" office:value-type="float" office:value="52.3013" calcext:value-type="float">
            <text:p>52.3013</text:p>
          </table:table-cell>
          <table:table-cell table:style-name="ce24" table:formula="of:=[$NeutronMultiplicity_warped_combined.B5]" office:value-type="float" office:value="127.399" calcext:value-type="float">
            <text:p>127.399</text:p>
          </table:table-cell>
        </table:table-row>
        <calcext:conditional-formats>
          <calcext:conditional-format calcext:target-range-address="Summary.B2:Summary.D2">
            <calcext:condition calcext:apply-style-name="Good" calcext:value="=MIN([.$B$2:.$E$2])" calcext:base-cell-address="Summary.B2"/>
          </calcext:conditional-format>
          <calcext:conditional-format calcext:target-range-address="Summary.E2:Summary.E2">
            <calcext:condition calcext:apply-style-name="Good" calcext:value="=MIN([.$B$2:.$E$2])" calcext:base-cell-address="Summary.E2"/>
          </calcext:conditional-format>
          <calcext:conditional-format calcext:target-range-address="Summary.B3:Summary.B3">
            <calcext:condition calcext:apply-style-name="Good" calcext:value="=MIN([.$B$2:.$E$2])" calcext:base-cell-address="Summary.B3"/>
          </calcext:conditional-format>
          <calcext:conditional-format calcext:target-range-address="Summary.C3:Summary.C3">
            <calcext:condition calcext:apply-style-name="Good" calcext:value="=MIN([.$B$2:.$E$2])" calcext:base-cell-address="Summary.C3"/>
          </calcext:conditional-format>
          <calcext:conditional-format calcext:target-range-address="Summary.E3:Summary.E3">
            <calcext:condition calcext:apply-style-name="Good" calcext:value="=MIN([.$B$2:.$E$2])" calcext:base-cell-address="Summary.E3"/>
          </calcext:conditional-format>
          <calcext:conditional-format calcext:target-range-address="Summary.D3:Summary.D3">
            <calcext:condition calcext:apply-style-name="Good" calcext:value="=MIN([.$B$3:.$E$3])" calcext:base-cell-address="Summary.D3"/>
          </calcext:conditional-format>
          <calcext:conditional-format calcext:target-range-address="Summary.B4:Summary.B4">
            <calcext:condition calcext:apply-style-name="Good" calcext:value="=MIN([.$B$2:.$E$2])" calcext:base-cell-address="Summary.B4"/>
          </calcext:conditional-format>
          <calcext:conditional-format calcext:target-range-address="Summary.B5:Summary.B5">
            <calcext:condition calcext:apply-style-name="Good" calcext:value="=MIN([.$B$2:.$E$2])" calcext:base-cell-address="Summary.B5"/>
          </calcext:conditional-format>
          <calcext:conditional-format calcext:target-range-address="Summary.B6:Summary.B6">
            <calcext:condition calcext:apply-style-name="Good" calcext:value="=MIN([.$B$2:.$E$2])" calcext:base-cell-address="Summary.B6"/>
          </calcext:conditional-format>
          <calcext:conditional-format calcext:target-range-address="Summary.C4:Summary.C4">
            <calcext:condition calcext:apply-style-name="Good" calcext:value="=MIN([.$B$2:.$E$2])" calcext:base-cell-address="Summary.C4"/>
          </calcext:conditional-format>
          <calcext:conditional-format calcext:target-range-address="Summary.C5:Summary.C5">
            <calcext:condition calcext:apply-style-name="Good" calcext:value="=MIN([.$B$2:.$E$2])" calcext:base-cell-address="Summary.C5"/>
          </calcext:conditional-format>
          <calcext:conditional-format calcext:target-range-address="Summary.C6:Summary.C6">
            <calcext:condition calcext:apply-style-name="Good" calcext:value="=MIN([.$B$2:.$E$2])" calcext:base-cell-address="Summary.C6"/>
          </calcext:conditional-format>
          <calcext:conditional-format calcext:target-range-address="Summary.E4:Summary.E4">
            <calcext:condition calcext:apply-style-name="Good" calcext:value="=MIN([.$B$2:.$E$2])" calcext:base-cell-address="Summary.E4"/>
          </calcext:conditional-format>
          <calcext:conditional-format calcext:target-range-address="Summary.E5:Summary.E5">
            <calcext:condition calcext:apply-style-name="Good" calcext:value="=MIN([.$B$2:.$E$2])" calcext:base-cell-address="Summary.E5"/>
          </calcext:conditional-format>
          <calcext:conditional-format calcext:target-range-address="Summary.E6:Summary.E6">
            <calcext:condition calcext:apply-style-name="Good" calcext:value="=MIN([.$B$2:.$E$2])" calcext:base-cell-address="Summary.E6"/>
          </calcext:conditional-format>
          <calcext:conditional-format calcext:target-range-address="Summary.D4:Summary.D4">
            <calcext:condition calcext:apply-style-name="Good" calcext:value="=MIN([.$B$4:.$E$4])" calcext:base-cell-address="Summary.D4"/>
          </calcext:conditional-format>
          <calcext:conditional-format calcext:target-range-address="Summary.D5:Summary.D5">
            <calcext:condition calcext:apply-style-name="Good" calcext:value="=MIN([.$B$5:.$E$5])" calcext:base-cell-address="Summary.D5"/>
          </calcext:conditional-format>
          <calcext:conditional-format calcext:target-range-address="Summary.D6:Summary.D6">
            <calcext:condition calcext:apply-style-name="Good" calcext:value="=MIN([.$B$6:.$E$6])" calcext:base-cell-address="Summary.D6"/>
          </calcext:conditional-format>
          <calcext:conditional-format calcext:target-range-address="Summary.B6:Summary.E6">
            <calcext:condition calcext:apply-style-name="Good" calcext:value="=MIN([.$B$6:.$E$6])" calcext:base-cell-address="Summary.B6"/>
          </calcext:conditional-format>
          <calcext:conditional-format calcext:target-range-address="Summary.B5:Summary.E5">
            <calcext:condition calcext:apply-style-name="Good" calcext:value="=MIN([.$B$5:.$E$5])" calcext:base-cell-address="Summary.B5"/>
          </calcext:conditional-format>
          <calcext:conditional-format calcext:target-range-address="Summary.B4:Summary.E4">
            <calcext:condition calcext:apply-style-name="Good" calcext:value="=MIN([.$B$4:.$E$4])" calcext:base-cell-address="Summary.B4"/>
          </calcext:conditional-format>
        </calcext:conditional-formats>
      </table:table>
      <table:table table:name="NeutronMultiplicity_smallApothemAndEAvail_noBoxCut_warped_combined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_DropGEANTNeutrons_0</text:p>
          </table:table-cell>
          <table:table-cell office:value-type="float" office:value="935.867" calcext:value-type="float">
            <text:p>935.867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DropGENIENeutrons_0</text:p>
          </table:table-cell>
          <table:table-cell office:value-type="float" office:value="43.9442" calcext:value-type="float">
            <text:p>43.944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0</text:p>
          </table:table-cell>
          <table:table-cell office:value-type="float" office:value="2.55654" calcext:value-type="float">
            <text:p>2.5565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_Low_Recoil_2p2h_Tune_1</text:p>
          </table:table-cell>
          <table:table-cell office:value-type="float" office:value="2.36288" calcext:value-type="float">
            <text:p>2.362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5" calcext:value-type="float">
            <text:p>4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_Low_Recoil_2p2h_Tune_2</text:p>
          </table:table-cell>
          <table:table-cell office:value-type="float" office:value="9.39607" calcext:value-type="float">
            <text:p>9.39607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</table:table-row>
      </table:table>
      <table:table table:name="NeutronMultiplicity_warped_combined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_DropGEANTNeutrons_0</text:p>
          </table:table-cell>
          <table:table-cell office:value-type="float" office:value="13920.1" calcext:value-type="float">
            <text:p>13920.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DropGENIENeutrons_0</text:p>
          </table:table-cell>
          <table:table-cell office:value-type="float" office:value="896.178" calcext:value-type="float">
            <text:p>896.1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0</text:p>
          </table:table-cell>
          <table:table-cell office:value-type="float" office:value="27.8402" calcext:value-type="float">
            <text:p>27.840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1</text:p>
          </table:table-cell>
          <table:table-cell office:value-type="float" office:value="11.101" calcext:value-type="float">
            <text:p>11.10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_Low_Recoil_2p2h_Tune_2</text:p>
          </table:table-cell>
          <table:table-cell office:value-type="float" office:value="127.399" calcext:value-type="float">
            <text:p>127.3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</table:table>
      <table:table table:name="NeutronMultiplicity_edep2_8_Dist6_6_CosCut0_9_warped_combined" table:style-name="ta1"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_DropGEANTNeutrons_0</text:p>
          </table:table-cell>
          <table:table-cell office:value-type="float" office:value="1170.79" calcext:value-type="float">
            <text:p>1170.79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DropGENIENeutrons_0</text:p>
          </table:table-cell>
          <table:table-cell office:value-type="float" office:value="73.7726" calcext:value-type="float">
            <text:p>73.772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0</text:p>
          </table:table-cell>
          <table:table-cell office:value-type="float" office:value="12.7352" calcext:value-type="float">
            <text:p>12.7352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1</text:p>
          </table:table-cell>
          <table:table-cell office:value-type="float" office:value="1.25355" calcext:value-type="float">
            <text:p>1.253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_Low_Recoil_2p2h_Tune_2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</table:table>
      <table:table table:name="NeutronMultiplicity_edep2_8_Dist6_6_CosCut0_5_warped_combined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_DropGEANTNeutrons_0</text:p>
          </table:table-cell>
          <table:table-cell office:value-type="float" office:value="4262.98" calcext:value-type="float">
            <text:p>4262.98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DropGENIENeutrons_0</text:p>
          </table:table-cell>
          <table:table-cell office:value-type="float" office:value="752.751" calcext:value-type="float">
            <text:p>752.75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0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_Low_Recoil_2p2h_Tune_1</text:p>
          </table:table-cell>
          <table:table-cell office:value-type="float" office:value="4.10535" calcext:value-type="float">
            <text:p>4.105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_Low_Recoil_2p2h_Tune_2</text:p>
          </table:table-cell>
          <table:table-cell office:value-type="float" office:value="46.6825" calcext:value-type="float">
            <text:p>46.68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</table:table>
      <table:table table:name="NeutronMultiplicity_edep2_8_Dist6_6_CosCut0_7_warped_combined" table:style-name="ta1">
        <table:table-source xlink:type="simple" xlink:href="../../../../../Documents/Minerva/NucCCNeutron/plots/2021/candidateAngleReq/results/NeutronMultiplicity_edep2_8_Dist6_6_CosCut0_7_warped_combined.csv" table:table-name="NeutronMultiplicity_edep2_8_Dist6_6_CosCut0_7_warped_combined" table:filter-name="Text - txt - csv (StarCalc)" table:filter-options="9/59/44,34,76,1,,0,false,false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_DropGEANTNeutrons_0</text:p>
          </table:table-cell>
          <table:table-cell office:value-type="float" office:value="2904.81" calcext:value-type="float">
            <text:p>2904.8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DropGENIENeutrons_0</text:p>
          </table:table-cell>
          <table:table-cell office:value-type="float" office:value="763.562" calcext:value-type="float">
            <text:p>763.56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_Low_Recoil_2p2h_Tune_0</text:p>
          </table:table-cell>
          <table:table-cell office:value-type="float" office:value="12.2874" calcext:value-type="float">
            <text:p>12.2874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_Low_Recoil_2p2h_Tune_1</text:p>
          </table:table-cell>
          <table:table-cell office:value-type="float" office:value="2.28549" calcext:value-type="float">
            <text:p>2.285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5.5" calcext:value-type="float">
            <text:p>15.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_Low_Recoil_2p2h_Tune_2</text:p>
          </table:table-cell>
          <table:table-cell office:value-type="float" office:value="7.9434" calcext:value-type="float">
            <text:p>7.943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3:27:32.46780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1T13:48:49.973994701</dc:date>
    <dc:creator>Andre Olivier</dc:creator>
    <meta:editing-duration>PT57M44S</meta:editing-duration>
    <meta:editing-cycles>27</meta:editing-cycles>
    <meta:generator>LibreOffice/6.0.7.3$Linux_X86_64 LibreOffice_project/00m0$Build-3</meta:generator>
    <meta:document-statistic meta:table-count="6" meta:cell-count="205" meta:object-count="0"/>
  </office:meta>
</office:document-meta>
</file>